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Heading_20_1" style:list-style-name="">
      <style:paragraph-properties fo:text-align="center" style:justify-single-word="false"/>
      <style:text-properties officeooo:rsid="002078fe" officeooo:paragraph-rsid="00240c2a"/>
    </style:style>
    <style:style style:name="P2" style:family="paragraph" style:parent-style-name="Standard">
      <style:text-properties officeooo:rsid="00242b67" officeooo:paragraph-rsid="00242b67"/>
    </style:style>
    <style:style style:name="P3" style:family="paragraph" style:parent-style-name="Standard">
      <style:paragraph-properties fo:text-align="end" style:justify-single-word="false"/>
      <style:text-properties officeooo:paragraph-rsid="00240c2a"/>
    </style:style>
    <style:style style:name="P4" style:family="paragraph" style:parent-style-name="Standard">
      <style:paragraph-properties fo:text-align="end" style:justify-single-word="false"/>
      <style:text-properties officeooo:rsid="00216c8e" officeooo:paragraph-rsid="00240c2a"/>
    </style:style>
    <style:style style:name="P5" style:family="paragraph" style:parent-style-name="Heading_20_1" style:list-style-name="">
      <style:text-properties officeooo:rsid="00216c8e" officeooo:paragraph-rsid="002078fe"/>
    </style:style>
    <style:style style:name="P6" style:family="paragraph" style:parent-style-name="Standard">
      <style:text-properties officeooo:rsid="00216c8e" officeooo:paragraph-rsid="00216c8e"/>
    </style:style>
    <style:style style:name="P7" style:family="paragraph" style:parent-style-name="First_20_line_20_indent">
      <style:text-properties officeooo:rsid="0030329a" officeooo:paragraph-rsid="0030329a"/>
    </style:style>
    <style:style style:name="P8" style:family="paragraph" style:parent-style-name="First_20_line_20_indent">
      <style:text-properties officeooo:rsid="007068f7" officeooo:paragraph-rsid="007068f7"/>
    </style:style>
    <style:style style:name="P9" style:family="paragraph" style:parent-style-name="First_20_line_20_indent">
      <style:text-properties officeooo:rsid="0036485d" officeooo:paragraph-rsid="0036485d"/>
    </style:style>
    <style:style style:name="P10" style:family="paragraph" style:parent-style-name="First_20_line_20_indent">
      <style:text-properties officeooo:rsid="006043c5" officeooo:paragraph-rsid="006043c5"/>
    </style:style>
    <style:style style:name="P11" style:family="paragraph" style:parent-style-name="First_20_line_20_indent">
      <style:text-properties officeooo:rsid="006c76bb" officeooo:paragraph-rsid="006c76bb"/>
    </style:style>
    <style:style style:name="P12" style:family="paragraph" style:parent-style-name="First_20_line_20_indent" style:list-style-name="L1">
      <style:text-properties officeooo:rsid="00861ec2" officeooo:paragraph-rsid="00861ec2"/>
    </style:style>
    <style:style style:name="P13" style:family="paragraph" style:parent-style-name="First_20_line_20_indent" style:list-style-name="L1">
      <style:text-properties officeooo:rsid="00825f1f" officeooo:paragraph-rsid="00825f1f"/>
    </style:style>
    <style:style style:name="P14" style:family="paragraph" style:parent-style-name="First_20_line_20_indent" style:list-style-name="L1">
      <style:text-properties officeooo:rsid="0080547c" officeooo:paragraph-rsid="0087e42e"/>
    </style:style>
    <style:style style:name="P15" style:family="paragraph" style:parent-style-name="First_20_line_20_indent" style:list-style-name="L1">
      <style:text-properties officeooo:rsid="00825f1f" officeooo:paragraph-rsid="0087e42e"/>
    </style:style>
    <style:style style:name="P16" style:family="paragraph" style:parent-style-name="First_20_line_20_indent" style:list-style-name="L1">
      <style:text-properties officeooo:rsid="0087e42e" officeooo:paragraph-rsid="0087e42e"/>
    </style:style>
    <style:style style:name="P17" style:family="paragraph" style:parent-style-name="First_20_line_20_indent" style:list-style-name="L1">
      <style:text-properties officeooo:rsid="0080547c" officeooo:paragraph-rsid="0080547c"/>
    </style:style>
    <style:style style:name="P18" style:family="paragraph" style:parent-style-name="First_20_line_20_indent" style:list-style-name="L1">
      <style:text-properties officeooo:rsid="00895313" officeooo:paragraph-rsid="00895313"/>
    </style:style>
    <style:style style:name="P19" style:family="paragraph" style:parent-style-name="First_20_line_20_indent" style:list-style-name="L1">
      <style:text-properties officeooo:rsid="008d8e02" officeooo:paragraph-rsid="008d8e02"/>
    </style:style>
    <style:style style:name="P20" style:family="paragraph" style:parent-style-name="First_20_line_20_indent" style:list-style-name="L1">
      <style:text-properties officeooo:rsid="008b29a0" officeooo:paragraph-rsid="008b29a0"/>
    </style:style>
    <style:style style:name="P21" style:family="paragraph" style:parent-style-name="First_20_line_20_indent" style:list-style-name="L1">
      <style:text-properties officeooo:rsid="008c10f2" officeooo:paragraph-rsid="008c10f2"/>
    </style:style>
    <style:style style:name="P22" style:family="paragraph" style:parent-style-name="First_20_line_20_indent" style:list-style-name="L1">
      <style:text-properties officeooo:rsid="008ce056" officeooo:paragraph-rsid="008ce056"/>
    </style:style>
    <style:style style:name="T1" style:family="text">
      <style:text-properties officeooo:rsid="0027b1f0"/>
    </style:style>
    <style:style style:name="T2" style:family="text">
      <style:text-properties officeooo:rsid="00271348"/>
    </style:style>
    <style:style style:name="T3" style:family="text">
      <style:text-properties officeooo:rsid="00317d76"/>
    </style:style>
    <style:style style:name="T4" style:family="text">
      <style:text-properties officeooo:rsid="0031d075"/>
    </style:style>
    <style:style style:name="T5" style:family="text">
      <style:text-properties officeooo:rsid="0031e8f9"/>
    </style:style>
    <style:style style:name="T6" style:family="text">
      <style:text-properties officeooo:rsid="00509a1e"/>
    </style:style>
    <style:style style:name="T7" style:family="text">
      <style:text-properties officeooo:rsid="00520b0d"/>
    </style:style>
    <style:style style:name="T8" style:family="text">
      <style:text-properties officeooo:rsid="004e6a96"/>
    </style:style>
    <style:style style:name="T9" style:family="text">
      <style:text-properties officeooo:rsid="0053a1ea"/>
    </style:style>
    <style:style style:name="T10" style:family="text">
      <style:text-properties officeooo:rsid="005274b6"/>
    </style:style>
    <style:style style:name="T11" style:family="text">
      <style:text-properties officeooo:rsid="003467d7"/>
    </style:style>
    <style:style style:name="T12" style:family="text">
      <style:text-properties officeooo:rsid="007653c9"/>
    </style:style>
    <style:style style:name="T13" style:family="text">
      <style:text-properties officeooo:rsid="0071c2b1"/>
    </style:style>
    <style:style style:name="T14" style:family="text">
      <style:text-properties officeooo:rsid="007378a0"/>
    </style:style>
    <style:style style:name="T15" style:family="text">
      <style:text-properties officeooo:rsid="0074f4b2"/>
    </style:style>
    <style:style style:name="T16" style:family="text">
      <style:text-properties officeooo:rsid="0077b722"/>
    </style:style>
    <style:style style:name="T17" style:family="text">
      <style:text-properties officeooo:rsid="008e36db"/>
    </style:style>
    <style:style style:name="T18" style:family="text">
      <style:text-properties officeooo:rsid="0079175d"/>
    </style:style>
    <style:style style:name="T19" style:family="text">
      <style:text-properties officeooo:rsid="007b3415"/>
    </style:style>
    <style:style style:name="T20" style:family="text">
      <style:text-properties officeooo:rsid="0079c879"/>
    </style:style>
    <style:style style:name="T21" style:family="text">
      <style:text-properties officeooo:rsid="007bf769"/>
    </style:style>
    <style:style style:name="T22" style:family="text">
      <style:text-properties officeooo:rsid="007f10b9"/>
    </style:style>
    <style:style style:name="T23" style:family="text">
      <style:text-properties officeooo:rsid="003b4aa8"/>
    </style:style>
    <style:style style:name="T24" style:family="text">
      <style:text-properties officeooo:rsid="00468e4b"/>
    </style:style>
    <style:style style:name="T25" style:family="text">
      <style:text-properties officeooo:rsid="0046cafc"/>
    </style:style>
    <style:style style:name="T26" style:family="text">
      <style:text-properties officeooo:rsid="00475c16"/>
    </style:style>
    <style:style style:name="T27" style:family="text">
      <style:text-properties officeooo:rsid="00549071"/>
    </style:style>
    <style:style style:name="T28" style:family="text">
      <style:text-properties officeooo:rsid="004a32f1"/>
    </style:style>
    <style:style style:name="T29" style:family="text">
      <style:text-properties officeooo:rsid="00560f12"/>
    </style:style>
    <style:style style:name="T30" style:family="text">
      <style:text-properties officeooo:rsid="0057aab4"/>
    </style:style>
    <style:style style:name="T31" style:family="text">
      <style:text-properties officeooo:rsid="0047a173"/>
    </style:style>
    <style:style style:name="T32" style:family="text">
      <style:text-properties officeooo:rsid="0061fbfa"/>
    </style:style>
    <style:style style:name="T33" style:family="text">
      <style:text-properties officeooo:rsid="006203f3"/>
    </style:style>
    <style:style style:name="T34" style:family="text">
      <style:text-properties officeooo:rsid="00635513"/>
    </style:style>
    <style:style style:name="T35" style:family="text">
      <style:text-properties officeooo:rsid="0063fe71"/>
    </style:style>
    <style:style style:name="T36" style:family="text">
      <style:text-properties officeooo:rsid="00692c95"/>
    </style:style>
    <style:style style:name="T37" style:family="text">
      <style:text-properties officeooo:rsid="0069abec"/>
    </style:style>
    <style:style style:name="T38" style:family="text">
      <style:text-properties officeooo:rsid="006e0253"/>
    </style:style>
    <style:style style:name="T39" style:family="text">
      <style:text-properties officeooo:rsid="006eb6c8"/>
    </style:style>
    <style:style style:name="T40" style:family="text">
      <style:text-properties officeooo:rsid="007024f9"/>
    </style:style>
    <style:style style:name="T41" style:family="text">
      <style:text-properties officeooo:rsid="00825f1f"/>
    </style:style>
    <style:style style:name="T42" style:family="text">
      <style:text-properties officeooo:rsid="008b29a0"/>
    </style:style>
    <style:style style:name="T43" style:family="text">
      <style:text-properties officeooo:rsid="008185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h text:style-name="P1" text:outline-level="1">Authorial Amenities</text:h>
          </table:table-cell>
          <table:covered-table-cell/>
        </table:table-row>
        <table:table-row>
          <table:table-cell table:style-name="Table1.A1" office:value-type="string">
            <text:p text:style-name="P2">josleskey@mail.mvnu.edu</text:p>
            <text:p text:style-name="P2">+1 (999) 999-9999</text:p>
          </table:table-cell>
          <table:table-cell table:style-name="Table1.A1" office:value-type="string">
            <text:p text:style-name="P3">1024 Lovelace Ln</text:p>
            <text:p text:style-name="P4">Babbag<text:span text:style-name="T1">e</text:span>, <text:span text:style-name="T2">Null</text:span> 000</text:p>
          </table:table-cell>
        </table:table-row>
      </table:table>
      <text:h text:style-name="P5" text:outline-level="1"/>
      <text:p text:style-name="P6"/>
      <text:p text:style-name="P7">So you’ve written a novel, but you don’t know how to grammar. <text:span text:style-name="T3">Or you’ve come up with the Next Big Thing in online gaming </text:span><text:span text:style-name="T4">but detest writing code</text:span><text:span text:style-name="T3">. </text:span><text:span text:style-name="T5">Maybe you just need an online portfolio </text:span><text:span text:style-name="T6">or</text:span><text:span text:style-name="T5"> website, but you don’t have the time. </text:span><text:span text:style-name="T7">If y</text:span><text:span text:style-name="T8">ou </text:span><text:span text:style-name="T9">have</text:span><text:span text:style-name="T8"> a story to tell, </text:span><text:span text:style-name="T10">but the logistics are a bother</text:span><text:span text:style-name="T8">, </text:span><text:span text:style-name="T11">don’t even worry about it. We’ve got you.</text:span></text:p>
      <text:p text:style-name="P8">At Authorial Amenities, we have a history of turning the most aspirational dreams into realities. <text:span text:style-name="T12">According to legend, o</text:span><text:span text:style-name="T13">ur brand was forged in the creative fervor of the </text:span><text:span text:style-name="T14">Bithagen </text:span><text:span text:style-name="T15">community </text:span><text:span text:style-name="T16">over forty years ago, and we stay true to our roots. </text:span><text:span text:style-name="T17">We make it our mission to bring your story to life</text:span><text:span text:style-name="T18">. </text:span><text:span text:style-name="T19">We fill in the gaps and pave the road to excellence. </text:span><text:span text:style-name="T20">We understand the power and beauty of story, and give each one the respect </text:span><text:span text:style-name="T21">and care </text:span><text:span text:style-name="T20">it is due.</text:span></text:p>
      <text:p text:style-name="P9"><text:span text:style-name="T22">We accord you with similar respect. </text:span><text:span text:style-name="T23">We are committed to meeting your requirements exactly and providing the very best service. </text:span><text:span text:style-name="T24">Our small team of visionary artists and technicians have a proven record of excellenc</text:span><text:span text:style-name="T25">e. </text:span><text:span text:style-name="T26">We </text:span><text:span text:style-name="T27">are</text:span><text:span text:style-name="T28"> proud to be named the number one business </text:span><text:span text:style-name="T29">across all industries</text:span><text:span text:style-name="T28"> </text:span><text:span text:style-name="T29">nationally </text:span><text:span text:style-name="T28">for customer satisfaction by the Babbage Observer </text:span><text:span text:style-name="T30">and the Capitol Times</text:span><text:span text:style-name="T28">, and we tirelessly work to become even better</text:span><text:span text:style-name="T31">.</text:span></text:p>
      <text:p text:style-name="P10">Our service is simple. <text:span text:style-name="T32">We pick up wherever you decide to leave off, and we work closely with you to see your masterpiece through to completion. </text:span><text:span text:style-name="T33">You can choose from a total of twenty service packs, each tailored to a </text:span><text:span text:style-name="T34">specific</text:span><text:span text:style-name="T33"> stage of the storytelling process. </text:span><text:span text:style-name="T35">Mix and match to score a hefty discount. </text:span><text:span text:style-name="T36">We stand by each service </text:span><text:span text:style-name="T37">with long-term support options and a money-back guarantee if things don’t work out.</text:span></text:p>
      <text:p text:style-name="P11">All service packages are available through our no-fuss online shopping experience. <text:span text:style-name="T38">You can select any of the following options </text:span><text:span text:style-name="T39">(</text:span><text:span text:style-name="T40">with more to come!):</text:span></text:p>
      <text:list text:style-name="L1">
        <text:list-item>
          <text:p text:style-name="P12">Writing and ghostwriting</text:p>
          <text:list>
            <text:list-item>
              <text:p text:style-name="P13">Flash fiction</text:p>
            </text:list-item>
            <text:list-item>
              <text:p text:style-name="P13">Short story</text:p>
            </text:list-item>
            <text:list-item>
              <text:p text:style-name="P13">Novelette</text:p>
            </text:list-item>
            <text:list-item>
              <text:p text:style-name="P13">Novella</text:p>
            </text:list-item>
            <text:list-item>
              <text:p text:style-name="P13">Novel</text:p>
            </text:list-item>
            <text:list-item>
              <text:p text:style-name="P12">Consulting and critique</text:p>
            </text:list-item>
          </text:list>
        </text:list-item>
        <text:list-item>
          <text:p text:style-name="P14">Editing <text:span text:style-name="T41">and p</text:span>roofreading</text:p>
          <text:list>
            <text:list-item>
              <text:p text:style-name="P15">Flash fiction</text:p>
            </text:list-item>
            <text:list-item>
              <text:p text:style-name="P15">Short story</text:p>
            </text:list-item>
            <text:list-item>
              <text:p text:style-name="P15">Novelette</text:p>
            </text:list-item>
            <text:list-item>
              <text:p text:style-name="P15">Novella</text:p>
            </text:list-item>
            <text:list-item>
              <text:p text:style-name="P15">Novel</text:p>
            </text:list-item>
            <text:list-item>
              <text:p text:style-name="P16"><text:soft-page-break/>Consulting and critique</text:p>
            </text:list-item>
          </text:list>
        </text:list-item>
        <text:list-item>
          <text:p text:style-name="P17">Game development</text:p>
          <text:list>
            <text:list-item>
              <text:p text:style-name="P16">Basic platformer, pen <text:span text:style-name="T42">&amp; </text:span>paper, etc.</text:p>
            </text:list-item>
            <text:list-item>
              <text:p text:style-name="P18">Card game, basic board game, etc.</text:p>
            </text:list-item>
            <text:list-item>
              <text:p text:style-name="P18">Complex strategy game, farming simulator, etc.</text:p>
            </text:list-item>
            <text:list-item>
              <text:p text:style-name="P18">Large open world physics-based story-driven game</text:p>
            </text:list-item>
            <text:list-item>
              <text:p text:style-name="P18">Full-fledged MMORPG</text:p>
            </text:list-item>
            <text:list-item>
              <text:p text:style-name="P19">Consulting and critique</text:p>
            </text:list-item>
          </text:list>
        </text:list-item>
        <text:list-item>
          <text:p text:style-name="P17">Web<text:span text:style-name="T43">site</text:span> development</text:p>
          <text:list>
            <text:list-item>
              <text:p text:style-name="P20">Basic bio and/or links</text:p>
            </text:list-item>
            <text:list-item>
              <text:p text:style-name="P20">Basic portfolio</text:p>
            </text:list-item>
            <text:list-item>
              <text:p text:style-name="P20">Advanced portfolio</text:p>
            </text:list-item>
            <text:list-item>
              <text:p text:style-name="P20">Presentation website</text:p>
            </text:list-item>
            <text:list-item>
              <text:p text:style-name="P20">Full website</text:p>
            </text:list-item>
            <text:list-item>
              <text:p text:style-name="P19">Consulting and critique</text:p>
            </text:list-item>
          </text:list>
        </text:list-item>
        <text:list-item>
          <text:p text:style-name="P17">Software tool development</text:p>
          <text:list>
            <text:list-item>
              <text:p text:style-name="P21">Ad-hoc utility</text:p>
            </text:list-item>
            <text:list-item>
              <text:p text:style-name="P21">Trivial custom tool</text:p>
            </text:list-item>
            <text:list-item>
              <text:p text:style-name="P21">Competent program</text:p>
            </text:list-item>
            <text:list-item>
              <text:p text:style-name="P21">Advanced program</text:p>
            </text:list-item>
            <text:list-item>
              <text:p text:style-name="P22">Full software stack</text:p>
            </text:list-item>
            <text:list-item>
              <text:p text:style-name="P19">Consulting and critiqu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keep-with-next="always"/>
    </style:style>
    <style:style style:name="Text_20_body" style:display-name="Text body" style:family="paragraph" style:parent-style-name="Standard" style:class="text">
      <style:paragraph-properties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text-indent="0.5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ph Leskey</meta:initial-creator>
    <meta:creation-date>2025-01-13T10:15:05.453334881</meta:creation-date>
    <meta:generator>LibreOffice/24.8.4.2$MacOSX_AARCH64 LibreOffice_project/bb3cfa12c7b1bf994ecc5649a80400d06cd71002</meta:generator>
    <dc:date>2025-01-13T13:18:27.156232540</dc:date>
    <dc:creator>Joseph Leskey</dc:creator>
    <meta:editing-duration>PT3H2M35S</meta:editing-duration>
    <meta:editing-cycles>104</meta:editing-cycles>
    <meta:document-statistic meta:table-count="1" meta:image-count="0" meta:object-count="0" meta:page-count="2" meta:paragraph-count="45" meta:word-count="447" meta:character-count="2535" meta:non-whitespace-character-count="2168"/>
  </office:meta>
</office:document-meta>
</file>